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5.99cm" svg:height="9.004cm" svg:x="17.398cm" svg:y="0.451cm">
            <draw:object draw:notify-on-update-of-ranges="output.A2:output.A19 output.C1:output.C1 output.C30:output.C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8cm" svg:height="9.005cm" svg:x="17.275cm" svg:y="9.988cm">
            <draw:object draw:notify-on-update-of-ranges="output.A2:output.A19 output.I1:output.I1 output.I2:output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<text:s/>faults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Best Quorum</text:p>
          </table:table-cell>
          <table:table-cell office:value-type="string" calcext:value-type="string">
            <text:p>Q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180" calcext:value-type="float">
            <text:p>46180</text:p>
          </table:table-cell>
          <table:table-cell table:formula="of:=2*[.B2]+1" office:value-type="float" office:value="13" calcext:value-type="float">
            <text:p>13</text:p>
          </table:table-cell>
          <table:table-cell table:formula="of:=2*([.B2]+[.A2])+1" office:value-type="float" office:value="13" calcext:value-type="float">
            <text:p>13</text:p>
          </table:table-cell>
          <table:table-cell table:formula="of:=1+[.A2]/[.B2]" office:value-type="float" office:value="1" calcext:value-type="float">
            <text:p>1</text:p>
          </table:table-cell>
          <table:table-cell table:formula="of:=2*[.B2]" office:value-type="float" office:value="12" calcext:value-type="float">
            <text:p>12</text:p>
          </table:table-cell>
          <table:table-cell/>
          <table:table-cell table:style-name="ce3" table:formula="of:=[.$C$2]/[.C2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641" calcext:value-type="float">
            <text:p>47641</text:p>
          </table:table-cell>
          <table:table-cell table:formula="of:=2*[.B3]+1" office:value-type="float" office:value="13" calcext:value-type="float">
            <text:p>13</text:p>
          </table:table-cell>
          <table:table-cell table:formula="of:=2*([.B3]+[.A3])+1" office:value-type="float" office:value="15" calcext:value-type="float">
            <text:p>15</text:p>
          </table:table-cell>
          <table:table-cell table:formula="of:=1+[.A3]/[.B3]" office:value-type="float" office:value="1.16666666666667" calcext:value-type="float">
            <text:p>1.16666666666667</text:p>
          </table:table-cell>
          <table:table-cell table:formula="of:=2*[.B3]" office:value-type="float" office:value="12" calcext:value-type="float">
            <text:p>12</text:p>
          </table:table-cell>
          <table:table-cell/>
          <table:table-cell table:style-name="ce3" table:formula="of:=[.$C$2]/[.C3]" office:value-type="percentage" office:value="0.969333137423648" calcext:value-type="percentage">
            <text:p>96.9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804" calcext:value-type="float">
            <text:p>46804</text:p>
          </table:table-cell>
          <table:table-cell table:formula="of:=2*[.B4]+1" office:value-type="float" office:value="13" calcext:value-type="float">
            <text:p>13</text:p>
          </table:table-cell>
          <table:table-cell table:formula="of:=2*([.B4]+[.A4])+1" office:value-type="float" office:value="17" calcext:value-type="float">
            <text:p>17</text:p>
          </table:table-cell>
          <table:table-cell table:formula="of:=1+[.A4]/[.B4]" office:value-type="float" office:value="1.33333333333333" calcext:value-type="float">
            <text:p>1.33333333333333</text:p>
          </table:table-cell>
          <table:table-cell table:formula="of:=2*[.B4]" office:value-type="float" office:value="12" calcext:value-type="float">
            <text:p>12</text:p>
          </table:table-cell>
          <table:table-cell/>
          <table:table-cell table:style-name="ce3" table:formula="of:=[.$C$2]/[.C4]" office:value-type="percentage" office:value="0.986667806170413" calcext:value-type="percentage">
            <text:p>98.6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039" calcext:value-type="float">
            <text:p>34039</text:p>
          </table:table-cell>
          <table:table-cell table:formula="of:=2*[.B5]+1" office:value-type="float" office:value="11" calcext:value-type="float">
            <text:p>11</text:p>
          </table:table-cell>
          <table:table-cell table:formula="of:=2*([.B5]+[.A5])+1" office:value-type="float" office:value="17" calcext:value-type="float">
            <text:p>17</text:p>
          </table:table-cell>
          <table:table-cell table:formula="of:=1+[.A5]/[.B5]" office:value-type="float" office:value="1.6" calcext:value-type="float">
            <text:p>1.6</text:p>
          </table:table-cell>
          <table:table-cell table:formula="of:=2*[.B5]" office:value-type="float" office:value="10" calcext:value-type="float">
            <text:p>10</text:p>
          </table:table-cell>
          <table:table-cell/>
          <table:table-cell table:style-name="ce3" table:formula="of:=[.$C$2]/[.C5]" office:value-type="percentage" office:value="1.35667910338142" calcext:value-type="percentage">
            <text:p>135.6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039" calcext:value-type="float">
            <text:p>34039</text:p>
          </table:table-cell>
          <table:table-cell table:formula="of:=2*[.B6]+1" office:value-type="float" office:value="11" calcext:value-type="float">
            <text:p>11</text:p>
          </table:table-cell>
          <table:table-cell table:formula="of:=2*([.B6]+[.A6])+1" office:value-type="float" office:value="19" calcext:value-type="float">
            <text:p>19</text:p>
          </table:table-cell>
          <table:table-cell table:formula="of:=1+[.A6]/[.B6]" office:value-type="float" office:value="1.8" calcext:value-type="float">
            <text:p>1.8</text:p>
          </table:table-cell>
          <table:table-cell table:formula="of:=2*[.B6]" office:value-type="float" office:value="10" calcext:value-type="float">
            <text:p>10</text:p>
          </table:table-cell>
          <table:table-cell/>
          <table:table-cell table:style-name="ce3" table:formula="of:=[.$C$2]/[.C6]" office:value-type="percentage" office:value="1.35667910338142" calcext:value-type="percentage">
            <text:p>135.67%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4039" calcext:value-type="float">
            <text:p>34039</text:p>
          </table:table-cell>
          <table:table-cell table:formula="of:=2*[.B7]+1" office:value-type="float" office:value="11" calcext:value-type="float">
            <text:p>11</text:p>
          </table:table-cell>
          <table:table-cell table:formula="of:=2*([.B7]+[.A7])+1" office:value-type="float" office:value="21" calcext:value-type="float">
            <text:p>21</text:p>
          </table:table-cell>
          <table:table-cell table:formula="of:=1+[.A7]/[.B7]" office:value-type="float" office:value="2" calcext:value-type="float">
            <text:p>2</text:p>
          </table:table-cell>
          <table:table-cell table:formula="of:=2*[.B7]" office:value-type="float" office:value="10" calcext:value-type="float">
            <text:p>10</text:p>
          </table:table-cell>
          <table:table-cell/>
          <table:table-cell table:style-name="ce3" table:formula="of:=[.$C$2]/[.C7]" office:value-type="percentage" office:value="1.35667910338142" calcext:value-type="percentage">
            <text:p>135.67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068" calcext:value-type="float">
            <text:p>24068</text:p>
          </table:table-cell>
          <table:table-cell table:formula="of:=2*[.B8]+1" office:value-type="float" office:value="9" calcext:value-type="float">
            <text:p>9</text:p>
          </table:table-cell>
          <table:table-cell table:formula="of:=2*([.B8]+[.A8])+1" office:value-type="float" office:value="21" calcext:value-type="float">
            <text:p>21</text:p>
          </table:table-cell>
          <table:table-cell table:formula="of:=1+[.A8]/[.B8]" office:value-type="float" office:value="2.5" calcext:value-type="float">
            <text:p>2.5</text:p>
          </table:table-cell>
          <table:table-cell table:formula="of:=2*[.B8]" office:value-type="float" office:value="8" calcext:value-type="float">
            <text:p>8</text:p>
          </table:table-cell>
          <table:table-cell/>
          <table:table-cell table:style-name="ce3" table:formula="of:=[.$C$2]/[.C8]" office:value-type="percentage" office:value="1.91873026425129" calcext:value-type="percentage">
            <text:p>191.8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068" calcext:value-type="float">
            <text:p>24068</text:p>
          </table:table-cell>
          <table:table-cell table:formula="of:=2*[.B9]+1" office:value-type="float" office:value="9" calcext:value-type="float">
            <text:p>9</text:p>
          </table:table-cell>
          <table:table-cell table:formula="of:=2*([.B9]+[.A9])+1" office:value-type="float" office:value="23" calcext:value-type="float">
            <text:p>23</text:p>
          </table:table-cell>
          <table:table-cell table:formula="of:=1+[.A9]/[.B9]" office:value-type="float" office:value="2.75" calcext:value-type="float">
            <text:p>2.75</text:p>
          </table:table-cell>
          <table:table-cell table:formula="of:=2*[.B9]" office:value-type="float" office:value="8" calcext:value-type="float">
            <text:p>8</text:p>
          </table:table-cell>
          <table:table-cell/>
          <table:table-cell table:style-name="ce3" table:formula="of:=[.$C$2]/[.C9]" office:value-type="percentage" office:value="1.91873026425129" calcext:value-type="percentage">
            <text:p>191.8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068" calcext:value-type="float">
            <text:p>24068</text:p>
          </table:table-cell>
          <table:table-cell table:formula="of:=2*[.B10]+1" office:value-type="float" office:value="9" calcext:value-type="float">
            <text:p>9</text:p>
          </table:table-cell>
          <table:table-cell table:formula="of:=2*([.B10]+[.A10])+1" office:value-type="float" office:value="25" calcext:value-type="float">
            <text:p>25</text:p>
          </table:table-cell>
          <table:table-cell table:formula="of:=1+[.A10]/[.B10]" office:value-type="float" office:value="3" calcext:value-type="float">
            <text:p>3</text:p>
          </table:table-cell>
          <table:table-cell table:formula="of:=2*[.B10]" office:value-type="float" office:value="8" calcext:value-type="float">
            <text:p>8</text:p>
          </table:table-cell>
          <table:table-cell/>
          <table:table-cell table:style-name="ce3" table:formula="of:=[.$C$2]/[.C10]" office:value-type="percentage" office:value="1.91873026425129" calcext:value-type="percentage">
            <text:p>191.8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782" calcext:value-type="float">
            <text:p>20782</text:p>
          </table:table-cell>
          <table:table-cell table:formula="of:=2*[.B11]+1" office:value-type="float" office:value="7" calcext:value-type="float">
            <text:p>7</text:p>
          </table:table-cell>
          <table:table-cell table:formula="of:=2*([.B11]+[.A11])+1" office:value-type="float" office:value="25" calcext:value-type="float">
            <text:p>25</text:p>
          </table:table-cell>
          <table:table-cell table:formula="of:=1+[.A11]/[.B11]" office:value-type="float" office:value="4" calcext:value-type="float">
            <text:p>4</text:p>
          </table:table-cell>
          <table:table-cell table:formula="of:=2*[.B11]" office:value-type="float" office:value="6" calcext:value-type="float">
            <text:p>6</text:p>
          </table:table-cell>
          <table:table-cell/>
          <table:table-cell table:style-name="ce3" table:formula="of:=[.$C$2]/[.C11]" office:value-type="percentage" office:value="2.22211529207968" calcext:value-type="percentage">
            <text:p>222.21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782" calcext:value-type="float">
            <text:p>20782</text:p>
          </table:table-cell>
          <table:table-cell table:formula="of:=2*[.B12]+1" office:value-type="float" office:value="7" calcext:value-type="float">
            <text:p>7</text:p>
          </table:table-cell>
          <table:table-cell table:formula="of:=2*([.B12]+[.A12])+1" office:value-type="float" office:value="27" calcext:value-type="float">
            <text:p>27</text:p>
          </table:table-cell>
          <table:table-cell table:formula="of:=1+[.A12]/[.B12]" office:value-type="float" office:value="4.33333333333333" calcext:value-type="float">
            <text:p>4.33333333333333</text:p>
          </table:table-cell>
          <table:table-cell table:formula="of:=2*[.B12]" office:value-type="float" office:value="6" calcext:value-type="float">
            <text:p>6</text:p>
          </table:table-cell>
          <table:table-cell/>
          <table:table-cell table:style-name="ce3" table:formula="of:=[.$C$2]/[.C12]" office:value-type="percentage" office:value="2.22211529207968" calcext:value-type="percentage">
            <text:p>222.21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2338" calcext:value-type="float">
            <text:p>22338</text:p>
          </table:table-cell>
          <table:table-cell table:formula="of:=2*[.B13]+1" office:value-type="float" office:value="7" calcext:value-type="float">
            <text:p>7</text:p>
          </table:table-cell>
          <table:table-cell table:formula="of:=2*([.B13]+[.A13])+1" office:value-type="float" office:value="29" calcext:value-type="float">
            <text:p>29</text:p>
          </table:table-cell>
          <table:table-cell table:formula="of:=1+[.A13]/[.B13]" office:value-type="float" office:value="4.66666666666667" calcext:value-type="float">
            <text:p>4.66666666666667</text:p>
          </table:table-cell>
          <table:table-cell table:formula="of:=2*[.B13]" office:value-type="float" office:value="6" calcext:value-type="float">
            <text:p>6</text:p>
          </table:table-cell>
          <table:table-cell/>
          <table:table-cell table:style-name="ce3" table:formula="of:=[.$C$2]/[.C13]" office:value-type="percentage" office:value="2.06732921479094" calcext:value-type="percentage">
            <text:p>206.7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114" calcext:value-type="float">
            <text:p>7114</text:p>
          </table:table-cell>
          <table:table-cell table:formula="of:=2*[.B14]+1" office:value-type="float" office:value="5" calcext:value-type="float">
            <text:p>5</text:p>
          </table:table-cell>
          <table:table-cell table:formula="of:=2*([.B14]+[.A14])+1" office:value-type="float" office:value="29" calcext:value-type="float">
            <text:p>29</text:p>
          </table:table-cell>
          <table:table-cell table:formula="of:=1+[.A14]/[.B14]" office:value-type="float" office:value="7" calcext:value-type="float">
            <text:p>7</text:p>
          </table:table-cell>
          <table:table-cell table:formula="of:=2*[.B14]" office:value-type="float" office:value="4" calcext:value-type="float">
            <text:p>4</text:p>
          </table:table-cell>
          <table:table-cell/>
          <table:table-cell table:style-name="ce3" table:formula="of:=[.$C$2]/[.C14]" office:value-type="percentage" office:value="6.49142535844813" calcext:value-type="percentage">
            <text:p>649.14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114" calcext:value-type="float">
            <text:p>7114</text:p>
          </table:table-cell>
          <table:table-cell table:formula="of:=2*[.B15]+1" office:value-type="float" office:value="5" calcext:value-type="float">
            <text:p>5</text:p>
          </table:table-cell>
          <table:table-cell table:formula="of:=2*([.B15]+[.A15])+1" office:value-type="float" office:value="31" calcext:value-type="float">
            <text:p>31</text:p>
          </table:table-cell>
          <table:table-cell table:formula="of:=1+[.A15]/[.B15]" office:value-type="float" office:value="7.5" calcext:value-type="float">
            <text:p>7.5</text:p>
          </table:table-cell>
          <table:table-cell table:formula="of:=2*[.B15]" office:value-type="float" office:value="4" calcext:value-type="float">
            <text:p>4</text:p>
          </table:table-cell>
          <table:table-cell/>
          <table:table-cell table:style-name="ce3" table:formula="of:=[.$C$2]/[.C15]" office:value-type="percentage" office:value="6.49142535844813" calcext:value-type="percentage">
            <text:p>649.14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114" calcext:value-type="float">
            <text:p>7114</text:p>
          </table:table-cell>
          <table:table-cell table:formula="of:=2*[.B16]+1" office:value-type="float" office:value="5" calcext:value-type="float">
            <text:p>5</text:p>
          </table:table-cell>
          <table:table-cell table:formula="of:=2*([.B16]+[.A16])+1" office:value-type="float" office:value="33" calcext:value-type="float">
            <text:p>33</text:p>
          </table:table-cell>
          <table:table-cell table:formula="of:=1+[.A16]/[.B16]" office:value-type="float" office:value="8" calcext:value-type="float">
            <text:p>8</text:p>
          </table:table-cell>
          <table:table-cell table:formula="of:=2*[.B16]" office:value-type="float" office:value="4" calcext:value-type="float">
            <text:p>4</text:p>
          </table:table-cell>
          <table:table-cell/>
          <table:table-cell table:style-name="ce3" table:formula="of:=[.$C$2]/[.C16]" office:value-type="percentage" office:value="6.49142535844813" calcext:value-type="percentage">
            <text:p>649.14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698" calcext:value-type="float">
            <text:p>3698</text:p>
          </table:table-cell>
          <table:table-cell table:formula="of:=2*[.B17]+1" office:value-type="float" office:value="3" calcext:value-type="float">
            <text:p>3</text:p>
          </table:table-cell>
          <table:table-cell table:formula="of:=2*([.B17]+[.A17])+1" office:value-type="float" office:value="33" calcext:value-type="float">
            <text:p>33</text:p>
          </table:table-cell>
          <table:table-cell table:formula="of:=1+[.A17]/[.B17]" office:value-type="float" office:value="16" calcext:value-type="float">
            <text:p>16</text:p>
          </table:table-cell>
          <table:table-cell table:formula="of:=2*[.B17]" office:value-type="float" office:value="2" calcext:value-type="float">
            <text:p>2</text:p>
          </table:table-cell>
          <table:table-cell/>
          <table:table-cell table:style-name="ce3" table:formula="of:=[.$C$2]/[.C17]" office:value-type="percentage" office:value="12.4878312601406" calcext:value-type="percentage">
            <text:p>1248.78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98" calcext:value-type="float">
            <text:p>3698</text:p>
          </table:table-cell>
          <table:table-cell table:formula="of:=2*[.B18]+1" office:value-type="float" office:value="3" calcext:value-type="float">
            <text:p>3</text:p>
          </table:table-cell>
          <table:table-cell table:formula="of:=2*([.B18]+[.A18])+1" office:value-type="float" office:value="35" calcext:value-type="float">
            <text:p>35</text:p>
          </table:table-cell>
          <table:table-cell table:formula="of:=1+[.A18]/[.B18]" office:value-type="float" office:value="17" calcext:value-type="float">
            <text:p>17</text:p>
          </table:table-cell>
          <table:table-cell table:formula="of:=2*[.B18]" office:value-type="float" office:value="2" calcext:value-type="float">
            <text:p>2</text:p>
          </table:table-cell>
          <table:table-cell/>
          <table:table-cell table:style-name="ce3" table:formula="of:=[.$C$2]/[.C18]" office:value-type="percentage" office:value="12.4878312601406" calcext:value-type="percentage">
            <text:p>1248.78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698" calcext:value-type="float">
            <text:p>3698</text:p>
          </table:table-cell>
          <table:table-cell table:formula="of:=2*[.B19]+1" office:value-type="float" office:value="3" calcext:value-type="float">
            <text:p>3</text:p>
          </table:table-cell>
          <table:table-cell table:formula="of:=2*([.B19]+[.A19])+1" office:value-type="float" office:value="37" calcext:value-type="float">
            <text:p>37</text:p>
          </table:table-cell>
          <table:table-cell table:formula="of:=1+[.A19]/[.B19]" office:value-type="float" office:value="18" calcext:value-type="float">
            <text:p>18</text:p>
          </table:table-cell>
          <table:table-cell table:formula="of:=2*[.B19]" office:value-type="float" office:value="2" calcext:value-type="float">
            <text:p>2</text:p>
          </table:table-cell>
          <table:table-cell/>
          <table:table-cell table:style-name="ce3" table:formula="of:=[.$C$2]/[.C19]" office:value-type="percentage" office:value="12.4878312601406" calcext:value-type="percentage">
            <text:p>1248.78%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lliseconds;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]/100" office:value-type="float" office:value="461.8" calcext:value-type="float">
            <text:p>461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3]/100" office:value-type="float" office:value="476.41" calcext:value-type="float">
            <text:p>476.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]/100" office:value-type="float" office:value="468.04" calcext:value-type="float">
            <text:p>468.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5]/100" office:value-type="float" office:value="340.39" calcext:value-type="float">
            <text:p>340.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6]/100" office:value-type="float" office:value="340.39" calcext:value-type="float">
            <text:p>340.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7]/100" office:value-type="float" office:value="340.39" calcext:value-type="float">
            <text:p>340.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8]/100" office:value-type="float" office:value="240.68" calcext:value-type="float">
            <text:p>240.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9]/100" office:value-type="float" office:value="240.68" calcext:value-type="float">
            <text:p>240.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0]/100" office:value-type="float" office:value="240.68" calcext:value-type="float">
            <text:p>240.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1]/100" office:value-type="float" office:value="207.82" calcext:value-type="float">
            <text:p>207.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2]/100" office:value-type="float" office:value="207.82" calcext:value-type="float">
            <text:p>207.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3]/100" office:value-type="float" office:value="223.38" calcext:value-type="float">
            <text:p>223.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4]/100" office:value-type="float" office:value="71.14" calcext:value-type="float">
            <text:p>71.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5]/100" office:value-type="float" office:value="71.14" calcext:value-type="float">
            <text:p>71.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6]/100" office:value-type="float" office:value="71.14" calcext:value-type="float">
            <text:p>71.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7]/100" office:value-type="float" office:value="36.98" calcext:value-type="float">
            <text:p>36.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8]/100" office:value-type="float" office:value="36.98" calcext:value-type="float">
            <text:p>36.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9]/100" office:value-type="float" office:value="36.98" calcext:value-type="float">
            <text:p>36.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0]/100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4:06:50.560857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07:18.199917787</dc:date>
    <meta:editing-duration>PT5H8M28S</meta:editing-duration>
    <meta:editing-cycles>16</meta:editing-cycles>
    <meta:generator>LibreOffice/6.4.7.2$Linux_X86_64 LibreOffice_project/40$Build-2</meta:generator>
    <meta:document-statistic meta:table-count="1" meta:cell-count="17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plot-area chart:style-name="ch2" table:cell-range-address="output.A2:output.A19 output.C1:output.C1 output.C30:output.C47" chart:data-source-has-labels="both" svg:x="1.677cm" svg:y="0.15cm" svg:width="13.485cm" svg:height="7.742cm">
          <chartooo:coordinate-region svg:x="2.642cm" svg:y="0.377cm" svg:width="12.52cm" svg:height="6.815cm"/>
          <chart:axis chart:dimension="x" chart:name="primary-x" chart:style-name="ch3" chartooo:axis-type="auto">
            <chartooo:date-scale/>
            <chart:title svg:x="7.774cm" svg:y="8.072cm" chart:style-name="ch4">
              <text:p>delta</text:p>
            </chart:title>
            <chart:categories table:cell-range-address="output.A2:output.A19"/>
          </chart:axis>
          <chart:axis chart:dimension="y" chart:name="primary-y" chart:style-name="ch5">
            <chart:title svg:x="0.506cm" svg:y="5.592cm" chart:style-name="ch6">
              <text:p>Latency (ms)</text:p>
            </chart:title>
            <chart:grid chart:style-name="ch7" chart:class="major"/>
            <chart:grid chart:style-name="ch8" chart:class="minor"/>
          </chart:axis>
          <chart:series chart:style-name="ch9" chart:values-cell-range-address="output.C30:output.C47" chart:label-cell-address="output.C1:output.C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atency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utput.A2:output.A19</svg:desc>
                </draw:g>
              </table:table-cell>
              <table:table-cell office:value-type="float" office:value="461.8">
                <text:p>461.8</text:p>
                <draw:g>
                  <svg:desc>output.C30:output.C4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6.41">
                <text:p>476.4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68.04">
                <text:p>468.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0.39">
                <text:p>340.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0.39">
                <text:p>340.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.39">
                <text:p>340.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0.68">
                <text:p>240.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0.68">
                <text:p>240.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0.68">
                <text:p>240.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7.82">
                <text:p>207.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7.82">
                <text:p>207.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3.38">
                <text:p>223.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1.14">
                <text:p>71.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1.14">
                <text:p>71.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1.14">
                <text:p>71.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.98">
                <text:p>36.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.98">
                <text:p>36.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.98">
                <text:p>36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plot-area chart:style-name="ch2" table:cell-range-address="output.A2:output.A19 output.I1:output.I19" chart:data-source-has-labels="both" svg:x="2.02cm" svg:y="0.15cm" svg:width="13.518cm" svg:height="7.741cm">
          <chartooo:coordinate-region svg:x="4.176cm" svg:y="0.377cm" svg:width="11.122cm" svg:height="6.814cm"/>
          <chart:axis chart:dimension="x" chart:name="primary-x" chart:style-name="ch3" chartooo:axis-type="auto">
            <chartooo:date-scale/>
            <chart:title svg:x="8.134cm" svg:y="8.071cm" chart:style-name="ch4">
              <text:p>delta</text:p>
            </chart:title>
            <chart:categories table:cell-range-address="output.A2:output.A19"/>
          </chart:axis>
          <chart:axis chart:dimension="y" chart:name="primary-y" chart:style-name="ch5">
            <chart:title svg:x="0.349cm" svg:y="5.115cm" chart:style-name="ch6">
              <text:p>speedup</text:p>
            </chart:title>
            <chart:grid chart:style-name="ch7" chart:class="major"/>
          </chart:axis>
          <chart:series chart:style-name="ch8" chart:values-cell-range-address="output.I2:output.I19" chart:label-cell-address="output.I1:output.I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output.I1:output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utput.A2:output.A19</svg:desc>
                </draw:g>
              </table:table-cell>
              <table:table-cell office:value-type="float" office:value="1">
                <text:p>1</text:p>
                <draw:g>
                  <svg:desc>output.I2:output.I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69333137423648">
                <text:p>0.9693331374236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6667806170413">
                <text:p>0.9866678061704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5667910338142">
                <text:p>1.356679103381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5667910338142">
                <text:p>1.356679103381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5667910338142">
                <text:p>1.356679103381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1873026425129">
                <text:p>1.918730264251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91873026425129">
                <text:p>1.918730264251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1873026425129">
                <text:p>1.918730264251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22211529207968">
                <text:p>2.222115292079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2211529207968">
                <text:p>2.222115292079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06732921479094">
                <text:p>2.067329214790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49142535844813">
                <text:p>6.491425358448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49142535844813">
                <text:p>6.491425358448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49142535844813">
                <text:p>6.491425358448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.4878312601406">
                <text:p>12.48783126014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4878312601406">
                <text:p>12.48783126014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.4878312601406">
                <text:p>12.4878312601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